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7b512" officeooo:paragraph-rsid="00371f87"/>
    </style:style>
    <style:style style:name="P2" style:family="paragraph" style:parent-style-name="Footer">
      <style:text-properties officeooo:rsid="0007b512" officeooo:paragraph-rsid="00371f87"/>
    </style:style>
    <style:style style:name="P3" style:family="paragraph" style:parent-style-name="Heading_20_1">
      <style:text-properties officeooo:paragraph-rsid="005901c2"/>
    </style:style>
    <style:style style:name="P4" style:family="paragraph" style:parent-style-name="Heading_20_2">
      <style:text-properties officeooo:paragraph-rsid="005901c2"/>
    </style:style>
    <style:style style:name="P5" style:family="paragraph" style:parent-style-name="Text_20_body">
      <style:text-properties officeooo:paragraph-rsid="0038fc99"/>
    </style:style>
    <style:style style:name="P6" style:family="paragraph" style:parent-style-name="Text_20_body">
      <style:text-properties officeooo:rsid="00377e1e" officeooo:paragraph-rsid="0038fc99"/>
    </style:style>
    <style:style style:name="P7" style:family="paragraph" style:parent-style-name="Text_20_body">
      <style:text-properties officeooo:paragraph-rsid="005901c2"/>
    </style:style>
    <style:style style:name="P8" style:family="paragraph" style:parent-style-name="Text_20_body">
      <style:text-properties officeooo:rsid="005901c2" officeooo:paragraph-rsid="005901c2"/>
    </style:style>
    <style:style style:name="T1" style:family="text">
      <style:text-properties fo:font-size="10pt" style:font-size-asian="10.5pt"/>
    </style:style>
    <style:style style:name="T2" style:family="text">
      <style:text-properties fo:font-size="10pt" officeooo:rsid="00371ab9" style:font-size-asian="10.5pt"/>
    </style:style>
    <style:style style:name="T3" style:family="text">
      <style:text-properties fo:font-size="10pt" officeooo:rsid="0054b2e9" style:font-size-asian="10.5pt"/>
    </style:style>
    <style:style style:name="T4" style:family="text">
      <style:text-properties fo:font-size="10pt" officeooo:rsid="00371f87" style:font-size-asian="10.5pt"/>
    </style:style>
    <style:style style:name="T5" style:family="text">
      <style:text-properties fo:font-size="10pt" officeooo:rsid="005622b2" style:font-size-asian="10.5pt"/>
    </style:style>
    <style:style style:name="T6" style:family="text">
      <style:text-properties fo:font-size="10pt" fo:font-weight="bold" officeooo:rsid="00371ab9" style:font-size-asian="10.5pt" style:font-weight-asian="bold" style:font-weight-complex="bold"/>
    </style:style>
    <style:style style:name="T7" style:family="text">
      <style:text-properties fo:font-size="10pt" fo:font-weight="bold" officeooo:rsid="0054b2e9" style:font-size-asian="10.5pt" style:font-weight-asian="bold" style:font-weight-complex="bold"/>
    </style:style>
    <style:style style:name="T8" style:family="text">
      <style:text-properties fo:font-size="10pt" fo:font-weight="bold" officeooo:rsid="003a85c1" style:font-size-asian="10.5pt" style:font-weight-asian="bold" style:font-weight-complex="bold"/>
    </style:style>
    <style:style style:name="T9" style:family="text">
      <style:text-properties fo:font-size="10pt" fo:font-weight="bold" officeooo:rsid="003b6b2f" style:font-size-asian="10.5pt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371ab9" style:font-weight-asian="bold" style:font-weight-complex="bold"/>
    </style:style>
    <style:style style:name="T12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T13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T14" style:family="text">
      <style:text-properties officeooo:rsid="005622b2"/>
    </style:style>
    <style:style style:name="T15" style:family="text">
      <style:text-properties officeooo:rsid="0058d32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8d32f" style:font-style-asian="italic" style:font-style-complex="italic"/>
    </style:style>
    <style:style style:name="T18" style:family="text">
      <style:text-properties fo:font-style="italic" officeooo:rsid="00377e1e" style:font-style-asian="italic" style:font-style-complex="italic"/>
    </style:style>
    <style:style style:name="T19" style:family="text">
      <style:text-properties officeooo:rsid="00377e1e"/>
    </style:style>
    <style:style style:name="T20" style:family="text">
      <style:text-properties officeooo:rsid="005901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ces de compréhension</text:h>
      <text:p text:style-name="P7"><text:span text:style-name="T19">Voici quelques exercices pour la prise en main de </text:span><text:span text:style-name="T18">telnet</text:span><text:span text:style-name="T19"> </text:span><text:span text:style-name="T15">(ou </text:span><text:span text:style-name="T17">nc</text:span><text:span text:style-name="T15">)</text:span><text:span text:style-name="T19">. </text:span>Donnez les commandes en shell et décrivez le résultat.</text:p>
      <text:h text:style-name="Heading_20_2" text:outline-level="2">Donnez <text:span text:style-name="T20">l’échange de texte (entre navigateur et serveur web) </text:span>pour <text:span text:style-name="T20">consulter </text:span>la page :</text:h>
      <text:p text:style-name="code">http://<text:span text:style-name="T20">r305</text:span>.parlenet.org/debut</text:p>
      <text:p text:style-name="P6"/>
      <text:h text:style-name="Heading_20_2" text:outline-level="2">Même question en passant par <text:span text:style-name="T19">le proxy squidva.univ-ubs.fr:3128</text:span></text:h>
      <text:p text:style-name="P5"/>
      <text:h text:style-name="Heading_20_1" text:outline-level="1">Validation des outils</text:h>
      <text:p text:style-name="P7">Vous pouvez rencontrer des difficultés de connexions avec un système gérant en même temps IPV6 et IPV4. Dans ce cas utilisez l’option :</text:p>
      <text:p text:style-name="code">java -Djava.net.preferIPv4Stack=true -cp …</text:p>
      <text:p text:style-name="P7"/>
      <text:h text:style-name="Heading_20_2" text:outline-level="2">Teste de RecvCmd</text:h>
      <text:p text:style-name="P7">Téléchargez le programme <text:span text:style-name="T16">recvcmd.java</text:span> sur le site http://<text:span text:style-name="T20">r305</text:span>.parlenet.org} et testez-le avec le port 8080. Comment vous connectez-vous à lui ?</text:p>
      <text:p text:style-name="P8">Donnez des traces.</text:p>
      <text:p text:style-name="P8"/>
      <text:h text:style-name="P3" text:outline-level="1">Compréhension du logiciel</text:h>
      <text:h text:style-name="Heading_20_2" text:outline-level="2"><text:span text:style-name="T20">Donnez</text:span> <text:span text:style-name="T20">le </text:span>pseudo-code <text:span text:style-name="T20">de la tâche qui attente des connexions.</text:span></text:h>
      <text:p text:style-name="Text_20_body"/>
      <text:h text:style-name="P4" text:outline-level="2"><text:span text:style-name="T20">Donnez</text:span> <text:span text:style-name="T20">le </text:span>pseudo-code <text:span text:style-name="T20">qui attend les lignes d’un client.</text:span></text:h>
      <text:p text:style-name="P7"/>
      <text:h text:style-name="Heading_20_2" text:outline-level="2">Décrire les risques de conflit qui peuvent apparaître.</text:h>
      <text:p text:style-name="P8"/>
      <text:h text:style-name="Heading_20_2" text:outline-level="2">Combien faut-il écrire de programmes (ainsi que ce qui peut être réutilisé d’Unix) ?</text:h>
      <text:p text:style-name="P8"/>
      <text:h text:style-name="Heading_20_1" text:outline-level="1">Réalisation du logiciel</text:h>
      <text:p text:style-name="Text_20_body">Consultez l’API Java concernant les classes :</text:p>
      <text:p text:style-name="code">String, Integer, Vector&lt;E&gt;, ServerSocket, Socket, IOException, Thread, PrintStream, BufferedReader, InputStreamReader</text:p>
      <text:p text:style-name="Text_20_body"/>
      <text:p text:style-name="Text_20_body">Pour réaliser cet exercice, j’ai utilisé les mots clefs Java :</text:p>
      <text:p text:style-name="code">break, catch, class, continue, extends, for, if, import, int, new, package, private, public, static, synchronized, this, true, try, void</text:p>
      <text:p text:style-name="Text_20_body"/>
      <text:p text:style-name="Text_20_body">Réalisez le programme par étape en insérant votre code en dessous des questions suivantes.</text:p>
      <text:h text:style-name="Heading_20_2" text:outline-level="2"><text:soft-page-break/>Faire un lanceur qui prenne en argument le port d’écoute.</text:h>
      <text:p text:style-name="Text_20_body"/>
      <text:h text:style-name="Heading_20_2" text:outline-level="2">Écrire le constructeur du serveur et l’attente de nouveaux utilisateurs.</text:h>
      <text:p text:style-name="Text_20_body"/>
      <text:h text:style-name="Heading_20_2" text:outline-level="2">Écrire la gestion de l’ensemble des utilisateurs dans le serveur. Comment a-t-on réglé le problème d’accès concurrence à la base des utilisateurs ?</text:h>
      <text:p text:style-name="Text_20_body"/>
      <text:h text:style-name="Heading_20_2" text:outline-level="2">Écrire la classe « User » qui représente un utilisateur chez le serveur (attribut et constructeur).</text:h>
      <text:p text:style-name="Text_20_body"/>
      <text:h text:style-name="Heading_20_2" text:outline-level="2">Écrire l’activité d’attente de texte envoyé par un utilisateur (écrire la méthode) ?</text:h>
      <text:p text:style-name="Text_20_body"/>
      <text:h text:style-name="Heading_20_2" text:outline-level="2">Donnez des exemples de fonctionnement.</text:h>
      <text:p text:style-name="Text_20_body"/>
      <text:h text:style-name="Heading_20_2" text:outline-level="2">Quelles sont les limites ? Quelles sont les améliorations à apporter ?</text:h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false" text:line-number="0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fo:hyphenation-ladder-count="no-limit" style:page-number="auto" text:number-lines="false" text:line-number="0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style:contextual-spacing="false" fo:text-indent="-0.55cm" style:auto-text-indent="false">
        <style:tab-stops/>
      </style:paragraph-properties>
      <style:text-properties fo:font-size="11pt" fo:font-weight="bold" style:font-size-asian="130%" style:font-weight-asian="bold" style:font-size-complex="130%" style:font-weight-complex="600"/>
    </style:style>
    <style:style style:name="important" style:family="paragraph" style:parent-style-name="Text_20_body">
      <style:paragraph-properties fo:text-align="center" style:justify-single-word="false" fo:padding="0.049cm" fo:border="0.06pt solid #ff0000" style:shadow="none">
        <style:tab-stops/>
      </style:paragraph-properties>
      <style:text-properties fo:color="#ff0000" loext:opacity="100%" fo:font-weight="bold" style:font-size-asian="10.5pt"/>
    </style:style>
    <style:style style:name="réponse" style:family="paragraph" style:parent-style-name="Text_20_body">
      <style:paragraph-properties fo:margin-top="0cm" fo:margin-bottom="0cm" style:contextual-spacing="false" fo:padding="0.049cm" fo:border="0.06pt solid #000000" style:writing-mode="page"/>
      <style:text-properties style:font-size-asian="10.5pt"/>
    </style:style>
    <style:style style:name="code" style:family="paragraph" style:parent-style-name="Text_20_body" style:list-style-name="" style:master-page-name="">
      <loext:graphic-properties draw:fill="solid" draw:fill-color="#e6e6e6" draw:opacity="100%"/>
      <style:paragraph-properties fo:margin-top="0cm" fo:margin-bottom="0cm" style:contextual-spacing="false" fo:line-height="100%" style:page-number="auto" fo:background-color="#e6e6e6" fo:padding="0.049cm" fo:border="0.06pt solid #000000" text:number-lines="true" text:line-number="0"/>
      <style:text-properties style:font-name="Courier 10 Pitch" fo:font-family="'Courier 10 Pitch'" style:font-style-name="Gras" style:font-pitch="fixed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15%" style:font-weight-asian="bold" style:font-size-complex="115%" style:font-weight-complex="600"/>
    </style:style>
    <style:style style:name="vide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Line_20_numbering" style:display-name="Line numbering" style:family="text">
      <style:text-properties fo:font-size="10pt" fo:background-color="transparent" style:font-size-asian="10.5pt" loext:shadow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01cm" style:num-format="1" text:number-position="left" text:increment="5"/>
  </office:styles>
  <office:automatic-styles>
    <style:style style:name="MP1" style:family="paragraph" style:parent-style-name="Header">
      <style:text-properties officeooo:rsid="0007b512" officeooo:paragraph-rsid="00371f87"/>
    </style:style>
    <style:style style:name="MP2" style:family="paragraph" style:parent-style-name="Footer">
      <style:text-properties officeooo:rsid="0007b512" officeooo:paragraph-rsid="00371f87"/>
    </style:style>
    <style:style style:name="MT1" style:family="text">
      <style:text-properties fo:font-size="10pt" style:font-size-asian="10.5pt"/>
    </style:style>
    <style:style style:name="MT2" style:family="text">
      <style:text-properties fo:font-size="10pt" officeooo:rsid="00371ab9" style:font-size-asian="10.5pt"/>
    </style:style>
    <style:style style:name="MT3" style:family="text">
      <style:text-properties fo:font-size="10pt" officeooo:rsid="0054b2e9" style:font-size-asian="10.5pt"/>
    </style:style>
    <style:style style:name="MT4" style:family="text">
      <style:text-properties fo:color="#c9211e" loext:opacity="100%" fo:font-weight="bold" style:font-weight-asian="bold" style:font-weight-complex="bold"/>
    </style:style>
    <style:style style:name="MT5" style:family="text">
      <style:text-properties fo:color="#c9211e" loext:opacity="100%" fo:font-weight="bold" officeooo:rsid="00371ab9" style:font-weight-asian="bold" style:font-weight-complex="bold"/>
    </style:style>
    <style:style style:name="MT6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MT7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MT8" style:family="text">
      <style:text-properties fo:font-size="10pt" officeooo:rsid="00371f87" style:font-size-asian="10.5pt"/>
    </style:style>
    <style:style style:name="MT9" style:family="text">
      <style:text-properties fo:font-size="10pt" fo:font-weight="bold" officeooo:rsid="00371ab9" style:font-size-asian="10.5pt" style:font-weight-asian="bold" style:font-weight-complex="bold"/>
    </style:style>
    <style:style style:name="MT10" style:family="text">
      <style:text-properties fo:font-size="10pt" fo:font-weight="bold" officeooo:rsid="0054b2e9" style:font-size-asian="10.5pt" style:font-weight-asian="bold" style:font-weight-complex="bold"/>
    </style:style>
    <style:style style:name="MT11" style:family="text">
      <style:text-properties officeooo:rsid="005622b2"/>
    </style:style>
    <style:style style:name="MT12" style:family="text">
      <style:text-properties fo:font-size="10pt" officeooo:rsid="005622b2" style:font-size-asian="10.5pt"/>
    </style:style>
    <style:style style:name="MT13" style:family="text">
      <style:text-properties fo:font-size="10pt" fo:font-weight="bold" officeooo:rsid="003a85c1" style:font-size-asian="10.5pt" style:font-weight-asian="bold" style:font-weight-complex="bold"/>
    </style:style>
    <style:style style:name="MT14" style:family="text">
      <style:text-properties fo:font-size="10pt" fo:font-weight="bold" officeooo:rsid="003b6b2f" style:font-size-asian="10.5pt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497cm">
          <style:column-sep style:width="0.009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te de rendu : __ / __ / 20</text:span><text:span text:style-name="MT2">2</text:span><text:span text:style-name="MT3">3</text:span><text:tab/>Groupe TD : <text:span text:style-name="MT4">A / </text:span><text:span text:style-name="MT5">B / C</text:span><text:tab/><text:span text:style-name="MT6">votre </text:span><text:span text:style-name="MT7">prénom et votre </text:span><text:span text:style-name="MT6">nom</text:span></text:p>
        <text:p text:style-name="MP1"><text:span text:style-name="MT8">BUT</text:span><text:span text:style-name="MT3">2</text:span> Info <text:span text:style-name="MT9">202</text:span><text:span text:style-name="MT10">3 </text:span><text:span text:style-name="MT9">/ 202</text:span><text:span text:style-name="MT10">4</text:span><text:tab/>TP n° <text:span text:style-name="MT11">2</text:span> : <text:span text:style-name="MT12">Clavardage</text:span><text:tab/></text:p>
      </style:header>
      <style:footer>
        <text:p text:style-name="MP2"><text:span text:style-name="MT13">R3.05 / </text:span><text:span text:style-name="MT14">Programmation Système</text:span><text:tab/><text:page-number text:select-page="current">1</text:page-number>/<text:page-count>2</text:page-count><text:tab/>IUT de Vannes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09:23:03.975669282</meta:creation-date>
    <meta:editing-duration>PT6H47M25S</meta:editing-duration>
    <meta:editing-cycles>20</meta:editing-cycles>
    <meta:generator>LibreOffice/7.4.7.2$Linux_X86_64 LibreOffice_project/40$Build-2</meta:generator>
    <dc:date>2023-08-27T18:35:24.794981215</dc:date>
    <meta:document-statistic meta:table-count="0" meta:image-count="0" meta:object-count="0" meta:page-count="2" meta:paragraph-count="32" meta:word-count="358" meta:character-count="2231" meta:non-whitespace-character-count="1922"/>
  </office:meta>
</office:document-meta>
</file>